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31pt"/>
    </style:style>
    <style:style style:name="co2" style:family="table-column">
      <style:table-column-properties fo:break-before="auto" style:column-width="190.66pt"/>
    </style:style>
    <style:style style:name="co3" style:family="table-column">
      <style:table-column-properties fo:break-before="auto" style:column-width="84.9pt"/>
    </style:style>
    <style:style style:name="co4" style:family="table-column">
      <style:table-column-properties fo:break-before="auto" style:column-width="67.15pt"/>
    </style:style>
    <style:style style:name="co5" style:family="table-column">
      <style:table-column-properties fo:break-before="auto" style:column-width="50.94pt"/>
    </style:style>
    <style:style style:name="co6" style:family="table-column">
      <style:table-column-properties fo:break-before="auto" style:column-width="36.26pt"/>
    </style:style>
    <style:style style:name="co7" style:family="table-column">
      <style:table-column-properties fo:break-before="auto" style:column-width="80.25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00"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pt"/>
    </style:style>
    <style:style style:name="ce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pt"/>
    </style:style>
    <style:style style:name="ce5" style:family="table-cell" style:parent-style-name="Default">
      <style:table-cell-properties fo:background-color="#ccff66"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pt"/>
    </style:style>
    <style:style style:name="ce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</style:style>
    <style:style style:name="ce8" style:family="table-cell" style:parent-style-name="Default">
      <style:table-cell-properties fo:border-bottom="none" fo:border-left="0.74pt solid #000000" fo:border-right="0.74pt solid #000000" fo:border-top="none"/>
    </style:style>
    <style:style style:name="ce9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10" style:family="table-cell" style:parent-style-name="Default">
      <style:table-cell-properties fo:background-color="#0000ff" style:text-align-source="fix" style:repeat-content="false"/>
      <style:paragraph-properties fo:text-align="center" fo:margin-left="0pt"/>
    </style:style>
    <style:style style:name="ce11" style:family="table-cell" style:parent-style-name="Default">
      <style:table-cell-properties style:text-align-source="fix" style:repeat-content="false" fo:background-color="transparent" fo:border="0.74pt solid #000000"/>
      <style:paragraph-properties fo:text-align="start" fo:margin-left="0pt"/>
    </style:style>
    <style:style style:name="ce12" style:family="table-cell" style:parent-style-name="Default">
      <style:table-cell-properties fo:border-bottom="0.74pt solid #000000" fo:border-left="none" fo:border-right="none" fo:border-top="none"/>
    </style:style>
    <style:style style:name="ce13" style:family="table-cell" style:parent-style-name="Default">
      <style:table-cell-properties fo:background-color="#0000ff"/>
    </style:style>
    <style:style style:name="ce14" style:family="table-cell" style:parent-style-name="Default">
      <style:table-cell-properties fo:background-color="transparent" fo:border="0.74pt solid #000000"/>
    </style:style>
    <style:style style:name="ce15" style:family="table-cell" style:parent-style-name="Default" style:data-style-name="N123">
      <style:table-cell-properties fo:border-bottom="none" fo:border-left="0.74pt solid #000000" fo:border-right="0.74pt solid #000000" fo:border-top="none"/>
    </style:style>
    <style:style style:name="ce16" style:family="table-cell" style:parent-style-name="Default" style:data-style-name="N123">
      <style:table-cell-properties fo:border-bottom="0.74pt solid #000000" fo:border-left="0.74pt solid #000000" fo:border-right="0.74pt solid #000000" fo:border-top="none"/>
    </style:style>
    <style:style style:name="ce17" style:family="table-cell" style:parent-style-name="Default" style:data-style-name="N123">
      <style:table-cell-properties fo:border="0.74pt solid #000000"/>
    </style:style>
    <style:style style:name="ce18" style:family="table-cell" style:parent-style-name="Default">
      <style:table-cell-properties fo:background-color="transparent"/>
    </style:style>
    <style:style style:name="ce19" style:family="table-cell" style:parent-style-name="Default" style:data-style-name="N123">
      <style:table-cell-properties fo:border-bottom="none" fo:border-left="0.74pt solid #000000" fo:border-right="0.74pt solid #000000" fo:border-top="0.74pt solid #000000"/>
    </style:style>
  </office:automatic-styles>
  <office:body>
    <office:spreadsheet>
      <table:calculation-settings table:automatic-find-labels="false"/>
      <table:table table:name="BOM" table:style-name="ta1">
        <table:table-column table:style-name="co1" table:default-cell-style-name="ce3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3"/>
        <table:table-column table:style-name="co6" table:default-cell-style-name="ce3"/>
        <table:table-column table:style-name="co7" table:number-columns-repeated="2" table:default-cell-style-name="ce15"/>
        <table:table-row table:style-name="ro1">
          <table:table-cell table:style-name="Default" table:number-columns-repeated="8"/>
        </table:table-row>
        <table:table-row table:style-name="ro1">
          <table:table-cell table:style-name="ce1" office:value-type="string" calcext:value-type="string" table:number-columns-spanned="8" table:number-rows-spanned="1">
            <text:p>Main Board</text:p>
          </table:table-cell>
          <table:covered-table-cell table:number-columns-repeated="7" table:style-name="Default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Package</text:p>
          </table:table-cell>
          <table:table-cell table:style-name="ce2" office:value-type="string" calcext:value-type="string">
            <text:p>Designation</text:p>
          </table:table-cell>
          <table:table-cell table:style-name="ce2" office:value-type="string" calcext:value-type="string">
            <text:p>Supplier</text:p>
          </table:table-cell>
          <table:table-cell table:style-name="ce2" office:value-type="string" calcext:value-type="string">
            <text:p>Quantity</text:p>
          </table:table-cell>
          <table:table-cell table:style-name="ce2" office:value-type="string" calcext:value-type="string">
            <text:p>Unit</text:p>
          </table:table-cell>
          <table:table-cell table:style-name="ce2" office:value-type="string" calcext:value-type="string">
            <text:p>Price</text:p>
          </table:table-cell>
          <table:table-cell table:style-name="ce2" office:value-type="string" calcext:value-type="string">
            <text:p>Cos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QFP-64_14x14mm_Pitch0.8mm</text:p>
          </table:table-cell>
          <table:table-cell office:value-type="string" calcext:value-type="string">
            <text:p>ATMEGA128-A</text:p>
          </table:table-cell>
          <table:table-cell office:value-type="string" calcext:value-type="string">
            <text:p>SF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currency" office:currency="IDR" office:value="65000" calcext:value-type="currency">
            <text:p>65,000.00 IDR</text:p>
          </table:table-cell>
          <table:table-cell table:style-name="ce19" table:formula="of:=[.E4]*[.F4]*[.G4]" office:value-type="currency" office:currency="IDR" office:value="65000" calcext:value-type="currency">
            <text:p>65,000.00 ID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_Disc_D3_P2.5</text:p>
          </table:table-cell>
          <table:table-cell office:value-type="string" calcext:value-type="string">
            <text:p>22pf</text:p>
          </table:table-cell>
          <table:table-cell office:value-type="string" calcext:value-type="string">
            <text:p>Berka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currency" office:currency="IDR" office:value="500" calcext:value-type="currency">
            <text:p>500.00 IDR</text:p>
          </table:table-cell>
          <table:table-cell table:formula="of:=[.E5]*[.F5]*[.G5]" office:value-type="currency" office:currency="IDR" office:value="1000" calcext:value-type="currency">
            <text:p>1,000.00 IDR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_Radial_D5_L6_P2.5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Berka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currency" office:currency="IDR" office:value="1000" calcext:value-type="currency">
            <text:p>1,000.00 IDR</text:p>
          </table:table-cell>
          <table:table-cell table:formula="of:=[.E6]*[.F6]*[.G6]" office:value-type="currency" office:currency="IDR" office:value="1000" calcext:value-type="currency">
            <text:p>1,000.00 IDR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ACK_ALIM</text:p>
          </table:table-cell>
          <table:table-cell office:value-type="string" calcext:value-type="string">
            <text:p>BARREL_JACK</text:p>
          </table:table-cell>
          <table:table-cell office:value-type="string" calcext:value-type="string">
            <text:p>Berka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currency" office:currency="IDR" office:value="3000" calcext:value-type="currency">
            <text:p>3,000.00 IDR</text:p>
          </table:table-cell>
          <table:table-cell table:formula="of:=[.E7]*[.F7]*[.G7]" office:value-type="currency" office:currency="IDR" office:value="3000" calcext:value-type="currency">
            <text:p>3,000.00 IDR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iode_DO-35_SOD27_Horizontal_RM1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erka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currency" office:currency="IDR" office:value="1500" calcext:value-type="currency">
            <text:p>1,500.00 IDR</text:p>
          </table:table-cell>
          <table:table-cell table:formula="of:=[.E8]*[.F8]*[.G8]" office:value-type="currency" office:currency="IDR" office:value="4500" calcext:value-type="currency">
            <text:p>4,500.00 ID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ED-3MM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Berka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currency" office:currency="IDR" office:value="500" calcext:value-type="currency">
            <text:p>500.00 IDR</text:p>
          </table:table-cell>
          <table:table-cell table:formula="of:=[.E9]*[.F9]*[.G9]" office:value-type="currency" office:currency="IDR" office:value="1000" calcext:value-type="currency">
            <text:p>1,000.00 IDR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iode_DO-35_SOD27_Horizontal_RM10</text:p>
          </table:table-cell>
          <table:table-cell office:value-type="string" calcext:value-type="string">
            <text:p>D_Schottky</text:p>
          </table:table-cell>
          <table:table-cell office:value-type="string" calcext:value-type="string">
            <text:p>Berka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currency" office:currency="IDR" office:value="2000" calcext:value-type="currency">
            <text:p>2,000.00 IDR</text:p>
          </table:table-cell>
          <table:table-cell table:formula="of:=[.E10]*[.F10]*[.G10]" office:value-type="currency" office:currency="IDR" office:value="2000" calcext:value-type="currency">
            <text:p>2,000.00 IDR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O-263-5Lead</text:p>
          </table:table-cell>
          <table:table-cell office:value-type="string" calcext:value-type="string">
            <text:p>LM2596S</text:p>
          </table:table-cell>
          <table:table-cell office:value-type="string" calcext:value-type="string">
            <text:p>SF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currency" office:currency="IDR" office:value="15000" calcext:value-type="currency">
            <text:p>15,000.00 IDR</text:p>
          </table:table-cell>
          <table:table-cell table:formula="of:=[.E11]*[.F11]*[.G11]" office:value-type="currency" office:currency="IDR" office:value="15000" calcext:value-type="currency">
            <text:p>15,000.00 ID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NDUCTOR_V</text:p>
          </table:table-cell>
          <table:table-cell office:value-type="string" calcext:value-type="string">
            <text:p>INDUCTOR</text:p>
          </table:table-cell>
          <table:table-cell office:value-type="string" calcext:value-type="string">
            <text:p>SF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currency" office:currency="IDR" office:value="2000" calcext:value-type="currency">
            <text:p>2,000.00 IDR</text:p>
          </table:table-cell>
          <table:table-cell table:formula="of:=[.E12]*[.F12]*[.G12]" office:value-type="currency" office:currency="IDR" office:value="2000" calcext:value-type="currency">
            <text:p>2,000.00 ID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in_Header_Straight_1x06</text:p>
          </table:table-cell>
          <table:table-cell office:value-type="string" calcext:value-type="string">
            <text:p>CONN_01X06</text:p>
          </table:table-cell>
          <table:table-cell office:value-type="string" calcext:value-type="string">
            <text:p>Berka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currency" office:currency="IDR" office:value="1000" calcext:value-type="currency">
            <text:p>1,000.00 IDR</text:p>
          </table:table-cell>
          <table:table-cell table:formula="of:=[.E13]*[.F13]*[.G13]" office:value-type="currency" office:currency="IDR" office:value="1000" calcext:value-type="currency">
            <text:p>1,000.00 ID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in_Header_Straight_1x02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Berka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currency" office:currency="IDR" office:value="1000" calcext:value-type="currency">
            <text:p>1,000.00 IDR</text:p>
          </table:table-cell>
          <table:table-cell table:formula="of:=[.E14]*[.F14]*[.G14]" office:value-type="currency" office:currency="IDR" office:value="1000" calcext:value-type="currency">
            <text:p>1,000.00 ID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in_Header_Straight_1x04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Berka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currency" office:currency="IDR" office:value="1000" calcext:value-type="currency">
            <text:p>1,000.00 IDR</text:p>
          </table:table-cell>
          <table:table-cell table:formula="of:=[.E15]*[.F15]*[.G15]" office:value-type="currency" office:currency="IDR" office:value="3000" calcext:value-type="currency">
            <text:p>3,000.00 IDR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in_Header_Straight_2x05</text:p>
          </table:table-cell>
          <table:table-cell office:value-type="string" calcext:value-type="string">
            <text:p>CONN_02X05</text:p>
          </table:table-cell>
          <table:table-cell office:value-type="string" calcext:value-type="string">
            <text:p>Berkat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currency" office:currency="IDR" office:value="1000" calcext:value-type="currency">
            <text:p>1,000.00 IDR</text:p>
          </table:table-cell>
          <table:table-cell table:formula="of:=[.E16]*[.F16]*[.G16]" office:value-type="currency" office:currency="IDR" office:value="8000" calcext:value-type="currency">
            <text:p>8,000.00 IDR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esistor_Horizontal_RM10m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erka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currency" office:currency="IDR" office:value="25" calcext:value-type="currency">
            <text:p>25.00 IDR</text:p>
          </table:table-cell>
          <table:table-cell table:formula="of:=[.E17]*[.F17]*[.G17]" office:value-type="currency" office:currency="IDR" office:value="125" calcext:value-type="currency">
            <text:p>125.00 IDR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OIC-8_3.9x4.9mm_Pitch1.27mm</text:p>
          </table:table-cell>
          <table:table-cell office:value-type="string" calcext:value-type="string">
            <text:p>PCF8563</text:p>
          </table:table-cell>
          <table:table-cell office:value-type="string" calcext:value-type="string">
            <text:p>LapanTec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currency" office:currency="IDR" office:value="9000" calcext:value-type="currency">
            <text:p>9,000.00 IDR</text:p>
          </table:table-cell>
          <table:table-cell table:formula="of:=[.E18]*[.F18]*[.G18]" office:value-type="currency" office:currency="IDR" office:value="9000" calcext:value-type="currency">
            <text:p>9,000.00 IDR</text:p>
          </table:table-cell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9" office:value-type="string" calcext:value-type="string">
            <text:p>Crystal_Watch</text:p>
          </table:table-cell>
          <table:table-cell table:style-name="ce9" office:value-type="string" calcext:value-type="string">
            <text:p>Crystal_Small</text:p>
          </table:table-cell>
          <table:table-cell table:style-name="ce9" office:value-type="string" calcext:value-type="string">
            <text:p>Berkat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16" office:value-type="currency" office:currency="IDR" office:value="1500" calcext:value-type="currency">
            <text:p>1,500.00 IDR</text:p>
          </table:table-cell>
          <table:table-cell table:style-name="ce16" table:formula="of:=[.E19]*[.F19]*[.G19]" office:value-type="currency" office:currency="IDR" office:value="1500" calcext:value-type="currency">
            <text:p>1,500.00 IDR</text:p>
          </table:table-cell>
        </table:table-row>
        <table:table-row table:style-name="ro1">
          <table:table-cell table:style-name="Default" table:number-columns-repeated="8"/>
        </table:table-row>
        <table:table-row table:style-name="ro1">
          <table:table-cell table:style-name="ce1" office:value-type="string" calcext:value-type="string" table:number-columns-spanned="8" table:number-rows-spanned="1">
            <text:p>Measure Display</text:p>
          </table:table-cell>
          <table:covered-table-cell table:number-columns-repeated="7" table:style-name="Default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Package</text:p>
          </table:table-cell>
          <table:table-cell table:style-name="ce2" office:value-type="string" calcext:value-type="string">
            <text:p>Designation</text:p>
          </table:table-cell>
          <table:table-cell table:style-name="ce2" office:value-type="string" calcext:value-type="string">
            <text:p>Supplier</text:p>
          </table:table-cell>
          <table:table-cell table:style-name="ce2" office:value-type="string" calcext:value-type="string">
            <text:p>Quantity</text:p>
          </table:table-cell>
          <table:table-cell table:style-name="ce2" office:value-type="string" calcext:value-type="string">
            <text:p>Unit</text:p>
          </table:table-cell>
          <table:table-cell table:style-name="ce2" office:value-type="string" calcext:value-type="string">
            <text:p>Price</text:p>
          </table:table-cell>
          <table:table-cell table:style-name="ce2" office:value-type="string" calcext:value-type="string">
            <text:p>Cos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SegmentLED_LTS6760_LTS6780</text:p>
          </table:table-cell>
          <table:table-cell office:value-type="string" calcext:value-type="string">
            <text:p>7SEGMENTS</text:p>
          </table:table-cell>
          <table:table-cell office:value-type="string" calcext:value-type="string">
            <text:p>SFE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currency" office:currency="IDR" office:value="3000" calcext:value-type="currency">
            <text:p>3,000.00 IDR</text:p>
          </table:table-cell>
          <table:table-cell table:formula="of:=[.E23]*[.F23]*[.G23]" office:value-type="currency" office:currency="IDR" office:value="45000" calcext:value-type="currency">
            <text:p>45,000.00 ID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IP-16_W7.62mm</text:p>
          </table:table-cell>
          <table:table-cell office:value-type="string" calcext:value-type="string">
            <text:p>4511D</text:p>
          </table:table-cell>
          <table:table-cell office:value-type="string" calcext:value-type="string">
            <text:p>Berkat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currency" office:currency="IDR" office:value="4500" calcext:value-type="currency">
            <text:p>4,500.00 IDR</text:p>
          </table:table-cell>
          <table:table-cell table:formula="of:=[.E24]*[.F24]*[.G24]" office:value-type="currency" office:currency="IDR" office:value="22500" calcext:value-type="currency">
            <text:p>22,500.00 IDR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sistor_Horizontal_RM10m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erkat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currency" office:currency="IDR" office:value="25" calcext:value-type="currency">
            <text:p>25.00 IDR</text:p>
          </table:table-cell>
          <table:table-cell table:formula="of:=[.E25]*[.F25]*[.G25]" office:value-type="currency" office:currency="IDR" office:value="875" calcext:value-type="currency">
            <text:p>875.00 IDR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IP-4_W7.62mm</text:p>
          </table:table-cell>
          <table:table-cell office:value-type="string" calcext:value-type="string">
            <text:p>PC817</text:p>
          </table:table-cell>
          <table:table-cell office:value-type="string" calcext:value-type="string">
            <text:p>Berkat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currency" office:currency="IDR" office:value="1500" calcext:value-type="currency">
            <text:p>1,500.00 IDR</text:p>
          </table:table-cell>
          <table:table-cell table:formula="of:=[.E26]*[.F26]*[.G26]" office:value-type="currency" office:currency="IDR" office:value="22500" calcext:value-type="currency">
            <text:p>22,500.00 IDR</text:p>
          </table:table-cell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9" office:value-type="string" calcext:value-type="string">
            <text:p>Pin_Header_Straight_2x05</text:p>
          </table:table-cell>
          <table:table-cell table:style-name="ce9" office:value-type="string" calcext:value-type="string">
            <text:p>CONN_02X05</text:p>
          </table:table-cell>
          <table:table-cell table:style-name="ce9" office:value-type="string" calcext:value-type="string">
            <text:p>Berkat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16" office:value-type="currency" office:currency="IDR" office:value="1000" calcext:value-type="currency">
            <text:p>1,000.00 IDR</text:p>
          </table:table-cell>
          <table:table-cell table:style-name="ce16" table:formula="of:=[.E27]*[.F27]*[.G27]" office:value-type="currency" office:currency="IDR" office:value="5000" calcext:value-type="currency">
            <text:p>5,000.00 IDR</text:p>
          </table:table-cell>
        </table:table-row>
        <table:table-row table:style-name="ro1">
          <table:table-cell table:style-name="Default" table:number-columns-repeated="8"/>
        </table:table-row>
        <table:table-row table:style-name="ro1">
          <table:table-cell table:style-name="ce1" office:value-type="string" calcext:value-type="string" table:number-columns-spanned="8" table:number-rows-spanned="1">
            <text:p>Clock/Date Display</text:p>
          </table:table-cell>
          <table:covered-table-cell table:number-columns-repeated="7" table:style-name="Default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Package</text:p>
          </table:table-cell>
          <table:table-cell table:style-name="ce2" office:value-type="string" calcext:value-type="string">
            <text:p>Designation</text:p>
          </table:table-cell>
          <table:table-cell table:style-name="ce2" office:value-type="string" calcext:value-type="string">
            <text:p>Supplier</text:p>
          </table:table-cell>
          <table:table-cell table:style-name="ce2" office:value-type="string" calcext:value-type="string">
            <text:p>Quantity</text:p>
          </table:table-cell>
          <table:table-cell table:style-name="ce2" office:value-type="string" calcext:value-type="string">
            <text:p>Unit</text:p>
          </table:table-cell>
          <table:table-cell table:style-name="ce2" office:value-type="string" calcext:value-type="string">
            <text:p>Price</text:p>
          </table:table-cell>
          <table:table-cell table:style-name="ce2" office:value-type="string" calcext:value-type="string">
            <text:p>Cos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SegmentLED_LTS6760_LTS6780</text:p>
          </table:table-cell>
          <table:table-cell office:value-type="string" calcext:value-type="string">
            <text:p>7SEGMENTS</text:p>
          </table:table-cell>
          <table:table-cell office:value-type="string" calcext:value-type="string">
            <text:p>SF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currency" office:currency="IDR" office:value="9000" calcext:value-type="currency">
            <text:p>9,000.00 IDR</text:p>
          </table:table-cell>
          <table:table-cell table:formula="of:=[.E31]*[.F31]*[.G31]" office:value-type="currency" office:currency="IDR" office:value="108000" calcext:value-type="currency">
            <text:p>108,000.00 ID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IP-16_W7.62mm</text:p>
          </table:table-cell>
          <table:table-cell office:value-type="string" calcext:value-type="string">
            <text:p>4511D</text:p>
          </table:table-cell>
          <table:table-cell office:value-type="string" calcext:value-type="string">
            <text:p>Berka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currency" office:currency="IDR" office:value="4500" calcext:value-type="currency">
            <text:p>4,500.00 IDR</text:p>
          </table:table-cell>
          <table:table-cell table:formula="of:=[.E32]*[.F32]*[.G32]" office:value-type="currency" office:currency="IDR" office:value="13500" calcext:value-type="currency">
            <text:p>13,500.00 IDR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sistor_Horizontal_RM10m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erkat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currency" office:currency="IDR" office:value="25" calcext:value-type="currency">
            <text:p>25.00 IDR</text:p>
          </table:table-cell>
          <table:table-cell table:formula="of:=[.E33]*[.F33]*[.G33]" office:value-type="currency" office:currency="IDR" office:value="525" calcext:value-type="currency">
            <text:p>525.00 IDR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IP-4_W7.62mm</text:p>
          </table:table-cell>
          <table:table-cell office:value-type="string" calcext:value-type="string">
            <text:p>PC817</text:p>
          </table:table-cell>
          <table:table-cell office:value-type="string" calcext:value-type="string">
            <text:p>Berka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currency" office:currency="IDR" office:value="1500" calcext:value-type="currency">
            <text:p>1,500.00 IDR</text:p>
          </table:table-cell>
          <table:table-cell table:formula="of:=[.E34]*[.F34]*[.G34]" office:value-type="currency" office:currency="IDR" office:value="18000" calcext:value-type="currency">
            <text:p>18,000.00 IDR</text:p>
          </table:table-cell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9" office:value-type="string" calcext:value-type="string">
            <text:p>Pin_Header_Straight_2x05</text:p>
          </table:table-cell>
          <table:table-cell table:style-name="ce9" office:value-type="string" calcext:value-type="string">
            <text:p>CONN_02X05</text:p>
          </table:table-cell>
          <table:table-cell table:style-name="ce9" office:value-type="string" calcext:value-type="string">
            <text:p>Berkat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16" office:value-type="currency" office:currency="IDR" office:value="1000" calcext:value-type="currency">
            <text:p>1,000.00 IDR</text:p>
          </table:table-cell>
          <table:table-cell table:style-name="ce16" table:formula="of:=[.E35]*[.F35]*[.G35]" office:value-type="currency" office:currency="IDR" office:value="3000" calcext:value-type="currency">
            <text:p>3,000.00 IDR</text:p>
          </table:table-cell>
        </table:table-row>
        <table:table-row table:style-name="ro1">
          <table:table-cell table:style-name="Default" table:number-columns-repeated="8"/>
        </table:table-row>
        <table:table-row table:style-name="ro1">
          <table:table-cell table:style-name="ce5" office:value-type="string" calcext:value-type="string" table:number-columns-spanned="8" table:number-rows-spanned="1">
            <text:p>TOTAL</text:p>
          </table:table-cell>
          <table:covered-table-cell table:style-name="ce10"/>
          <table:covered-table-cell table:number-columns-repeated="6" table:style-name="ce13"/>
        </table:table-row>
        <table:table-row table:style-name="ro1">
          <table:table-cell table:style-name="ce6" office:value-type="string" calcext:value-type="string">
            <text:p>Id</text:p>
          </table:table-cell>
          <table:table-cell table:style-name="ce11" office:value-type="string" calcext:value-type="string">
            <text:p>Needs</text:p>
          </table:table-cell>
          <table:table-cell table:style-name="ce14" office:value-type="string" calcext:value-type="string">
            <text:p>Cost</text:p>
          </table:table-cell>
          <table:table-cell table:style-name="ce18"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in Board</text:p>
          </table:table-cell>
          <table:table-cell table:style-name="ce15" table:formula="of:=SUM([.H4:.H19])" office:value-type="currency" office:currency="IDR" office:value="118125" calcext:value-type="currency">
            <text:p>118,125.00 IDR</text:p>
          </table:table-cell>
          <table:table-cell table:style-name="Default"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easure Display</text:p>
          </table:table-cell>
          <table:table-cell table:style-name="ce15" table:formula="of:=SUM([.H23:.H27])" office:value-type="currency" office:currency="IDR" office:value="95875" calcext:value-type="currency">
            <text:p>95,875.00 IDR</text:p>
          </table:table-cell>
          <table:table-cell table:style-name="Default"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lock/Date Display</text:p>
          </table:table-cell>
          <table:table-cell table:style-name="ce15" table:formula="of:=SUM([.H31:.H35])" office:value-type="currency" office:currency="IDR" office:value="143025" calcext:value-type="currency">
            <text:p>143,025.00 IDR</text:p>
          </table:table-cell>
          <table:table-cell table:style-name="Default"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CB</text:p>
          </table:table-cell>
          <table:table-cell table:style-name="ce15" office:value-type="currency" office:currency="IDR" office:value="0" calcext:value-type="currency">
            <text:p>0.00 IDR</text:p>
          </table:table-cell>
          <table:table-cell table:style-name="Default"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Wiring</text:p>
          </table:table-cell>
          <table:table-cell table:style-name="ce15" office:value-type="currency" office:currency="IDR" office:value="0" calcext:value-type="currency">
            <text:p>0.00 IDR</text:p>
          </table:table-cell>
          <table:table-cell table:style-name="Default"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Konektor</text:p>
          </table:table-cell>
          <table:table-cell table:style-name="ce15" office:value-type="currency" office:currency="IDR" office:value="0" calcext:value-type="currency">
            <text:p>0.00 IDR</text:p>
          </table:table-cell>
          <table:table-cell table:style-name="Default" table:number-columns-repeated="5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9" office:value-type="string" calcext:value-type="string">
            <text:p>Akomodasi</text:p>
          </table:table-cell>
          <table:table-cell table:style-name="ce16" office:value-type="currency" office:currency="IDR" office:value="0" calcext:value-type="currency">
            <text:p>0.00 IDR</text:p>
          </table:table-cell>
          <table:table-cell table:style-name="Default" table:number-columns-repeated="5"/>
        </table:table-row>
        <table:table-row table:style-name="ro1">
          <table:table-cell table:style-name="ce7" office:value-type="string" calcext:value-type="string" table:number-columns-spanned="2" table:number-rows-spanned="1">
            <text:p>Total Cost</text:p>
          </table:table-cell>
          <table:covered-table-cell table:style-name="ce12"/>
          <table:table-cell table:style-name="ce17" table:formula="of:=SUM([.C39:.C45])" office:value-type="currency" office:currency="IDR" office:value="357025" calcext:value-type="currency">
            <text:p>357,025.00 IDR</text:p>
          </table:table-cell>
          <table:table-cell table:style-name="Default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>IDR</number:currency-symbol>
    </number:currency-style>
    <number:currency-style style:name="N123">
      <number:text>-</number:text>
      <number:number number:decimal-places="2" loext:min-decimal-places="2" number:min-integer-digits="1" number:grouping="true"/>
      <number:text> </number:text>
      <number:currency-symbol>IDR</number:currency-symbol>
      <style:map style:condition="value()&gt;=0" style:apply-style-name="N123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9">00/00/0000</text:date>, <text:time style:data-style-name="N2" text:time-value="12:23:44.9871394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19T12:27:44.449547604</dc:date>
    <meta:editing-duration>PT40M44S</meta:editing-duration>
    <meta:editing-cycles>41</meta:editing-cycles>
    <meta:generator>LibreOffice/5.0.1.2.0$Linux_X86_64 LibreOffice_project/00m0$Build-2</meta:generator>
    <meta:document-statistic meta:table-count="1" meta:cell-count="262" meta:object-count="0"/>
  </office:meta>
</office:document-meta>
</file>